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2728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683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" style:family="table-cell" style:parent-style-name="Default" style:data-style-name="N10106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 style:data-style-name="N10106">
      <style:table-cell-properties style:text-align-source="value-type" style:repeat-content="false" fo:wrap-option="wrap" style:vertical-align="top"/>
      <style:paragraph-properties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 style:data-style-name="N99">
      <style:table-cell-properties fo:background-color="#ff6600"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9" table:default-cell-style-name="ce1"/>
        <table:table-column table:style-name="co10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5" table:number-rows-spanned="1">
            <text:p>Projektplan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Artefakt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Zeit Pla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Erledigt ~%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m Plan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5.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ose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9]=0;[.$M9]=100); AND([.$A9]=1;[.$M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.1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ose</text:p>
          </table:table-cell>
          <table:table-cell office:value-type="string" calcext:value-type="string">
            <text:p>Nutzerdiversität</text:p>
          </table:table-cell>
          <table:table-cell office:value-type="string" calcext:value-type="string">
            <text:p>Nutzermodelle im Projekt diversifizieren um MCI Anforderungen besser zu erfüllen. Vorher #2,3,4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12]=0;[.$M12]=100); AND([.$A12]=1;[.$M12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ielhierarchie</text:p>
          </table:table-cell>
          <table:table-cell table:number-columns-repeated="8"/>
          <table:table-cell table:style-name="ce6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trategisch</text:p>
          </table:table-cell>
          <table:table-cell office:value-type="string" calcext:value-type="string">
            <text:p>Mit #3, #4 abgleich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formula="of:=OR( AND([.$A14]=0;[.$M14]=100); AND([.$A14]=1;[.$M14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akti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7" table:formula="of:=OR( AND([.$A15]=0;[.$M15]=100); AND([.$A15]=1;[.$M15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perati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7" table:formula="of:=OR( AND([.$A16]=0;[.$M16]=100); AND([.$A16]=1;[.$M16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ktrecherche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übliche Lösungen finden, ggf mittels neuen Domänenbegriffen verfeiner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7" table:formula="of:=OR( AND([.$A17]=0;[.$M17]=100); AND([.$A17]=1;[.$M17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-3 beispielhafte Lösungen beschrei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18]=0;[.$M18]=100); AND([.$A18]=1;[.$M18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Ggüberstellung bspl Lösungen &amp;TARS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19]=0;[.$M19]=100); AND([.$A19]=1;[.$M1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mänenrecherche</text:p>
          </table:table-cell>
          <table:table-cell office:value-type="string" calcext:value-type="string">
            <text:p>allg Prozess</text:p>
          </table:table-cell>
          <table:table-cell office:value-type="string" calcext:value-type="string">
            <text:p>Aus #3 und weiterer recherche bsplhaften Prozess beschreib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0]=0;[.$M20]=100); AND([.$A20]=1;[.$M20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8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egrifflichkeiten</text:p>
          </table:table-cell>
          <table:table-cell office:value-type="string" calcext:value-type="string">
            <text:p>relevante Begiffe filtern und beschrei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1]=0;[.$M21]=100); AND([.$A21]=1;[.$M21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Anwendungsfelder</text:p>
          </table:table-cell>
          <table:table-cell office:value-type="string" calcext:value-type="string">
            <text:p>zugehörige entscheidungsrelevante eigenschaften extrahieren und ggüberstelle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2]=0;[.$M22]=100); AND([.$A22]=1;[.$M22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Nutzungsmerkmale</text:p>
          </table:table-cell>
          <table:table-cell office:value-type="string" calcext:value-type="string">
            <text:p>ganz kurzer Ueberblick um ua. bei #7 zu unterstütz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3]=0;[.$M23]=100); AND([.$A23]=1;[.$M23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einstellungsmerkmale</text:p>
          </table:table-cell>
          <table:table-cell/>
          <table:table-cell office:value-type="string" calcext:value-type="string">
            <text:p>mithilfe von #3, #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7" table:formula="of:=OR( AND([.$A24]=0;[.$M24]=100); AND([.$A24]=1;[.$M24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 office:value-type="string" calcext:value-type="string">
            <text:p>grundstruktur</text:p>
          </table:table-cell>
          <table:table-cell office:value-type="string" calcext:value-type="string">
            <text:p>aufsetzen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25]=0;[.$M25]=100); AND([.$A25]=1;[.$M25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fleg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begründungen</text:p>
          </table:table-cell>
          <table:table-cell office:value-type="string" calcext:value-type="string">
            <text:p>inhalt</text:p>
          </table:table-cell>
          <table:table-cell office:value-type="string" calcext:value-type="string">
            <text:p>Implementierung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27]=0;[.$M27]=100); AND([.$A27]=1;[.$M27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Objektbereich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28]=0;[.$M28]=100); AND([.$A28]=1;[.$M28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Nutzermodelle, siehe #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"/>
          <table:table-cell table:formula="of:=SUM([.K12:.K32])" office:value-type="float" office:value="19.25" calcext:value-type="float">
            <text:p>19.25</text:p>
          </table:table-cell>
          <table:table-cell table:formula="of:=SUM([.L11:.L32])" office:value-type="float" office:value="23.7" calcext:value-type="float">
            <text:p>23.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Artefakt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Zeit Pla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Erledigt ~%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m Plan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19.1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0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mmunikationsmodell</text:p>
          </table:table-cell>
          <table:table-cell office:value-type="string" calcext:value-type="string">
            <text:p>Komponeten </text:p>
          </table:table-cell>
          <table:table-cell office:value-type="string" calcext:value-type="string">
            <text:p>Kommunikationsakteure identifizieren und <text:s/>Kommunikationsrelation herausarbeit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 table:formula="of:=OR( AND([.$A38]=0;[.$M38]=100); AND([.$A38]=1;[.$M38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zess</text:p>
          </table:table-cell>
          <table:table-cell office:value-type="string" calcext:value-type="string">
            <text:p>Diagramm erstellen</text:p>
          </table:table-cell>
          <table:table-cell office:value-type="string" calcext:value-type="string">
            <text:p>vorbereitung von #9, #1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39]=0;[.$M39]=100); AND([.$A39]=1;[.$M39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chitekturdiagramm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0]=0;[.$M40]=100); AND([.$A40]=1;[.$M40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ethodischer Rahmen</text:p>
          </table:table-cell>
          <table:table-cell office:value-type="string" calcext:value-type="string">
            <text:p>Mci vorgehensmodel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1]=0;[.$M41]=100); AND([.$A41]=1;[.$M41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style-name="ce5"/>
          <table:table-cell table:number-columns-repeated="100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iken</text:p>
          </table:table-cell>
          <table:table-cell office:value-type="string" calcext:value-type="string">
            <text:p>Risikogebiete</text:p>
          </table:table-cell>
          <table:table-cell office:value-type="string" calcext:value-type="string">
            <text:p>aus bisherigen artefakten identifizier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table:formula="of:=OR( AND([.$A43]=0;[.$M43]=100); AND([.$A43]=1;[.$M43]=100) 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rchitektur/verteilu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4]=0;[.$M44]=100); AND([.$A44]=1;[.$M44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mplementierung diens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5]=0;[.$M45]=100); AND([.$A45]=1;[.$M45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mplementierung mobiler cli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6]=0;[.$M46]=100); AND([.$A46]=1;[.$M46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s</text:p>
          </table:table-cell>
          <table:table-cell office:value-type="string" calcext:value-type="string">
            <text:p>Architektur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7]=0;[.$M47]=100); AND([.$A47]=1;[.$M47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Implementierung</text:p>
          </table:table-cell>
          <table:table-cell office:value-type="string" calcext:value-type="string">
            <text:p>dienst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8]=0;[.$M48]=100); AND([.$A48]=1;[.$M48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mobiler client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49]=0;[.$M49]=100); AND([.$A49]=1;[.$M49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0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stembeschreibung</text:p>
          </table:table-cell>
          <table:table-cell office:value-type="string" calcext:value-type="string">
            <text:p>Von #7 ausgehend als 'laufendes Expose' das ggf modifiziert wird; keine details!</text:p>
          </table:table-cell>
          <table:table-cell office:value-type="string" calcext:value-type="string">
            <text:p>aufsetzen, bisherigen Stand beschreiben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OR( AND([.$A50]=0;[.$M50]=100); AND([.$A50]=1;[.$M50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/>
          <table:table-cell office:value-type="string" calcext:value-type="string">
            <text:p>pflege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51]=0;[.$M51]=100); AND([.$A51]=1;[.$M51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ktbegründun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laufend</text:p>
          </table:table-cell>
          <table:table-cell/>
          <table:table-cell table:style-name="ce5" table:formula="of:=OR( AND([.$A52]=0;[.$M52]=100); AND([.$A52]=1;[.$M52]=100) )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"/>
          <table:table-cell table:formula="of:=SUM([.K38:.K53])" office:value-type="float" office:value="20.5" calcext:value-type="float">
            <text:p>20.5</text:p>
          </table:table-cell>
          <table:table-cell table:formula="of:=SUM([.L38:.L53])" office:value-type="float" office:value="5.25" calcext:value-type="float">
            <text:p>5.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6.10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2.11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.11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6.11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3.11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.11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7.1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12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1.12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8.12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.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.0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.0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5.0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106" number:language="de" number:country="DE">
      <number:day number:style="long"/>
      <number:text>.</number:text>
      <number:month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6:59:10.644272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11:34.723550542</meta:creation-date>
    <dc:date>2015-10-19T17:06:58.881837200</dc:date>
    <meta:editing-duration>P1DT11H27M1S</meta:editing-duration>
    <meta:editing-cycles>20</meta:editing-cycles>
    <meta:generator>LibreOffice/4.2.8.2$Linux_X86_64 LibreOffice_project/420m0$Build-2</meta:generator>
    <meta:document-statistic meta:table-count="1" meta:cell-count="321" meta:object-count="0"/>
  </office:meta>
</office:document-meta>
</file>